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21CA71B23F1E13F1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353cm" svg:stroke-color="#ff8d00" draw:marker-start="Circle" draw:marker-start-width="0.722cm" draw:marker-end="Circle" draw:marker-end-width="0.722cm" draw:fill="none" draw:textarea-vertical-align="middle" fo:padding-top="0.294cm" fo:padding-bottom="0.294cm" fo:padding-left="0.419cm" fo:padding-right="0.419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045cm" draw:shadow="hidden" draw:shadow-color="#ffffff"/>
    </style:style>
    <style:style style:name="gr4" style:family="graphic" style:parent-style-name="objectwithoutfill">
      <style:graphic-properties svg:stroke-width="0.706cm" svg:stroke-color="#ff8d00" draw:marker-start="Circle" draw:marker-start-width="1.252cm" draw:marker-end="Circle" draw:marker-end-width="1.252cm" draw:fill="none" draw:textarea-vertical-align="middle" fo:padding-top="0.471cm" fo:padding-bottom="0.471cm" fo:padding-left="0.596cm" fo:padding-right="0.59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724cm" draw:shadow="hidden" draw:shadow-color="#ffffff"/>
    </style:style>
    <style:style style:name="P1" style:family="paragraph">
      <loext:graphic-properties draw:fill="none"/>
      <style:paragraph-properties fo:text-align="center"/>
      <style:text-properties fo:color="#ff8d00"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ff8d00" style:text-outline="true" style:font-name="Liberation Serif" fo:font-size="60pt" fo:font-weight="bold" style:font-size-asian="60pt" style:font-weight-asian="bold" style:font-size-complex="60pt" style:font-weight-complex="600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ff8d00" style:text-outline="true" style:font-name="Liberation Serif" fo:font-size="60pt" fo:font-weight="bold" style:font-size-asian="60pt" style:font-weight-asian="bold" style:font-size-complex="60pt" style:font-weight-complex="600"/>
    </style:style>
    <style:style style:name="T1" style:family="text">
      <style:text-properties fo:color="#ff8d0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8d00" style:text-position="0% 100%" fo:font-size="32pt" fo:letter-spacing="-0.06cm" fo:font-style="italic" fo:font-weight="bold" style:font-size-asian="32pt" style:font-style-asian="italic" style:font-weight-asian="bold" style:font-size-complex="32pt" style:font-style-complex="italic" style:font-weight-complex="600"/>
    </style:style>
    <style:style style:name="T3" style:family="text">
      <style:text-properties fo:color="#ff8d00" style:text-outline="true" fo:font-size="60pt" fo:text-shadow="1pt 1pt" fo:font-weight="bold" style:font-size-asian="60pt" style:font-weight-asian="bold" style:font-size-complex="60pt" style:font-weight-complex="bold"/>
    </style:style>
    <style:style style:name="T4" style:family="text">
      <style:text-properties fo:color="#ff8d00" style:text-outline="true" style:text-position="0% 100%" fo:font-size="32pt" fo:letter-spacing="-0.06cm" fo:font-style="italic" fo:text-shadow="1pt 1pt" fo:font-weight="bold" style:font-size-asian="32pt" style:font-style-asian="italic" style:font-weight-asian="bold" style:font-size-complex="32pt" style:font-style-complex="italic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0.582cm" svg:height="10.23cm" svg:x="2.418cm" svg:y="2.07cm">
          <draw:image xlink:href="Pictures/100000000000012C000001221CA71B23F1E13F1E.jpg" xlink:type="simple" xlink:show="embed" xlink:actuate="onLoad">
            <text:p/>
          </draw:image>
        </draw:frame>
        <draw:polyline draw:style-name="gr2" draw:text-style-name="P2" draw:layer="layout" svg:width="5.782cm" svg:height="4.904cm" draw:transform="rotate (1.36903626526435) translate (14.5cm 9.9cm)" svg:viewBox="0 0 5783 4905" draw:points="0,0 4491,0 4048,1826 5758,2701 5783,3819 3963,4905">
          <text:p/>
        </draw:polyline>
        <draw:frame draw:style-name="gr3" draw:text-style-name="P4" draw:layer="layout" svg:width="7.6cm" svg:height="3.295cm" svg:x="15.3cm" svg:y="7.371cm">
          <draw:text-box>
            <text:p text:style-name="P3"><text:span text:style-name="T1">Marolo</text:span></text:p>
            <text:p text:style-name="P3"><text:span text:style-name="T2">DAQ</text:span></text:p>
          </draw:text-box>
        </draw:frame>
        <draw:polyline draw:style-name="gr4" draw:text-style-name="P2" draw:layer="layout" svg:width="8.14cm" svg:height="6.412cm" draw:transform="skewX (0.0314159265358979) rotate (1.3840460968315) translate (4.09956449333982cm 10.4999034504979cm)" svg:viewBox="0 0 8141 6413" draw:points="0,0 6321,0 5698,2388 8105,3532 8141,4993 5579,6413">
          <text:p/>
        </draw:polyline>
        <draw:frame draw:style-name="gr5" draw:text-style-name="P6" draw:layer="layout" svg:width="7.8cm" svg:height="3.295cm" svg:x="5.1cm" svg:y="7.766cm">
          <draw:text-box>
            <text:p text:style-name="P5"><text:span text:style-name="T3">marolo</text:span></text:p>
            <text:p text:style-name="P5"><text:span text:style-name="T4">DA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06T07:44:04.778331237</dc:date>
    <meta:editing-duration>PT10M39S</meta:editing-duration>
    <meta:editing-cycles>6</meta:editing-cycles>
    <meta:generator>LibreOffice/5.3.7.2.0$Linux_X86_64 LibreOffice_project/30$Build-2</meta:generator>
    <meta:document-statistic meta:object-count="5"/>
  </office:meta>
</office:document-meta>
</file>